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d6355" officeooo:paragraph-rsid="000d6355"/>
    </style:style>
    <style:style style:name="P2" style:family="paragraph" style:parent-style-name="Text_20_body">
      <style:text-properties officeooo:rsid="000e1e0e" officeooo:paragraph-rsid="00177985"/>
    </style:style>
    <style:style style:name="P3" style:family="paragraph" style:parent-style-name="Text_20_body">
      <style:text-properties officeooo:rsid="0019f99e" officeooo:paragraph-rsid="0019f99e"/>
    </style:style>
    <style:style style:name="P4" style:family="paragraph" style:parent-style-name="Text_20_body">
      <style:text-properties officeooo:rsid="001acc41" officeooo:paragraph-rsid="001acc41"/>
    </style:style>
    <style:style style:name="P5" style:family="paragraph" style:parent-style-name="Text_20_body">
      <style:text-properties officeooo:rsid="001c0b83" officeooo:paragraph-rsid="001c0b83"/>
    </style:style>
    <style:style style:name="P6" style:family="paragraph" style:parent-style-name="Heading_20_2">
      <style:text-properties officeooo:rsid="000d6355" officeooo:paragraph-rsid="000d6355"/>
    </style:style>
    <style:style style:name="P7" style:family="paragraph" style:parent-style-name="Heading_20_1">
      <style:text-properties officeooo:rsid="000d6355" officeooo:paragraph-rsid="000d6355"/>
    </style:style>
    <style:style style:name="P8" style:family="paragraph" style:parent-style-name="Heading_20_1">
      <style:text-properties officeooo:rsid="000e1e0e" officeooo:paragraph-rsid="000e1e0e"/>
    </style:style>
    <style:style style:name="P9" style:family="paragraph" style:parent-style-name="Heading_20_1">
      <style:text-properties officeooo:rsid="000f2733" officeooo:paragraph-rsid="000f2733"/>
    </style:style>
    <style:style style:name="P10" style:family="paragraph" style:parent-style-name="Heading_20_1">
      <style:text-properties officeooo:rsid="001d7908" officeooo:paragraph-rsid="001d7908"/>
    </style:style>
    <style:style style:name="P11" style:family="paragraph" style:parent-style-name="Text_20_body">
      <style:text-properties officeooo:rsid="00111aa2" officeooo:paragraph-rsid="00111aa2"/>
    </style:style>
    <style:style style:name="P12" style:family="paragraph" style:parent-style-name="Text_20_body" style:list-style-name="L1">
      <style:text-properties officeooo:rsid="000d6355" officeooo:paragraph-rsid="000d6355"/>
    </style:style>
    <style:style style:name="P13" style:family="paragraph" style:parent-style-name="Text_20_body">
      <style:text-properties officeooo:paragraph-rsid="001d7908"/>
    </style:style>
    <style:style style:name="P14" style:family="paragraph" style:parent-style-name="Text_20_body">
      <style:text-properties officeooo:paragraph-rsid="001f6a19"/>
    </style:style>
    <style:style style:name="P15" style:family="paragraph" style:parent-style-name="Text_20_body">
      <style:text-properties officeooo:paragraph-rsid="00248a14"/>
    </style:style>
    <style:style style:name="P16" style:family="paragraph" style:parent-style-name="Text_20_body">
      <style:text-properties officeooo:paragraph-rsid="0027397b"/>
    </style:style>
    <style:style style:name="P17" style:family="paragraph" style:parent-style-name="Text_20_body">
      <style:text-properties officeooo:paragraph-rsid="0027cb8e"/>
    </style:style>
    <style:style style:name="P18" style:family="paragraph" style:parent-style-name="Text_20_body">
      <style:paragraph-properties style:writing-mode="lr-tb"/>
      <style:text-properties officeooo:rsid="001564f0" officeooo:paragraph-rsid="001564f0"/>
    </style:style>
    <style:style style:name="T1" style:family="text">
      <style:text-properties officeooo:rsid="000d6355"/>
    </style:style>
    <style:style style:name="T2" style:family="text">
      <style:text-properties officeooo:rsid="00165d60"/>
    </style:style>
    <style:style style:name="T3" style:family="text">
      <style:text-properties officeooo:rsid="00195921"/>
    </style:style>
    <style:style style:name="T4" style:family="text">
      <style:text-properties officeooo:rsid="001acc41"/>
    </style:style>
    <style:style style:name="T5" style:family="text">
      <style:text-properties style:text-position="super 58%"/>
    </style:style>
    <style:style style:name="T6" style:family="text">
      <style:text-properties style:text-position="super 58%" officeooo:rsid="001edd5e"/>
    </style:style>
    <style:style style:name="T7" style:family="text">
      <style:text-properties style:text-position="super 58%" officeooo:rsid="00229aab"/>
    </style:style>
    <style:style style:name="T8" style:family="text">
      <style:text-properties style:text-position="super 58%" officeooo:rsid="0027397b"/>
    </style:style>
    <style:style style:name="T9" style:family="text">
      <style:text-properties style:text-position="super 58%" officeooo:rsid="00274c85"/>
    </style:style>
    <style:style style:name="T10" style:family="text">
      <style:text-properties style:text-position="super 58%" officeooo:rsid="00165d60"/>
    </style:style>
    <style:style style:name="T11" style:family="text">
      <style:text-properties style:text-position="super 58%" officeooo:rsid="0027cb8e"/>
    </style:style>
    <style:style style:name="T12" style:family="text">
      <style:text-properties fo:font-variant="normal" fo:text-transform="none" fo:color="#000000" style:font-name="Open Sans" fo:font-size="9.75pt" fo:letter-spacing="normal" fo:font-style="normal" fo:font-weight="normal"/>
    </style:style>
    <style:style style:name="T13" style:family="text">
      <style:text-properties fo:font-variant="normal" fo:text-transform="none" fo:color="#000000" style:font-name="Open Sans" fo:font-size="9.75pt" fo:letter-spacing="normal" fo:font-style="normal" fo:font-weight="normal" officeooo:rsid="001f6a19"/>
    </style:style>
    <style:style style:name="T14" style:family="text">
      <style:text-properties fo:font-variant="normal" fo:text-transform="none" fo:color="#000000" fo:letter-spacing="normal"/>
    </style:style>
    <style:style style:name="T15" style:family="text">
      <style:text-properties fo:font-variant="normal" fo:text-transform="none" fo:color="#000000" style:text-line-through-style="none" style:text-line-through-type="none" style:font-name="Open Sans" fo:font-size="9.75pt" fo:letter-spacing="normal" fo:font-style="normal" style:text-underline-style="none" fo:font-weight="normal" style:text-blinking="false" fo:background-color="#ffffff" loext:char-shading-value="0"/>
    </style:style>
    <style:style style:name="T16" style:family="text">
      <style:text-properties fo:font-variant="normal" fo:text-transform="none" fo:color="#2b579a" style:text-line-through-style="none" style:text-line-through-type="none" style:font-name="Open Sans" fo:font-size="9.75pt" fo:letter-spacing="normal" fo:font-style="normal" style:text-underline-style="none" fo:font-weight="normal" style:text-blinking="false" fo:background-color="#ffffff" loext:char-shading-value="0"/>
    </style:style>
    <style:style style:name="T17" style:family="text">
      <style:text-properties fo:color="#000000" style:font-name="Open Sans" fo:font-size="9.75pt" fo:letter-spacing="normal" fo:font-style="italic" fo:font-weight="normal"/>
    </style:style>
    <style:style style:name="T18" style:family="text">
      <style:text-properties officeooo:rsid="001d7908"/>
    </style:style>
    <style:style style:name="T19" style:family="text">
      <style:text-properties officeooo:rsid="001f6a19"/>
    </style:style>
    <style:style style:name="T20" style:family="text">
      <style:text-properties officeooo:rsid="0023afe7"/>
    </style:style>
    <style:style style:name="T21" style:family="text">
      <style:text-properties officeooo:rsid="00248a14"/>
    </style:style>
    <style:style style:name="T22" style:family="text">
      <style:text-properties officeooo:rsid="0027397b"/>
    </style:style>
    <style:style style:name="T23" style:family="text">
      <style:text-properties officeooo:rsid="00274c85"/>
    </style:style>
    <style:style style:name="T24" style:family="text">
      <style:text-properties officeooo:rsid="0027cb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ing an Artificial Intelligence for a Complex Game</text:p>
      <text:h text:style-name="P7" text:outline-level="1">Background and Motivation:</text:h>
      <text:p text:style-name="P11">There has been a recent surge in studies looking at developing learning AIs for games, both digital and physical. Some good examples of this are AlphaGo<text:span text:style-name="T5">[</text:span><text:span text:style-name="T6">1</text:span><text:span text:style-name="T5">]</text:span> for the board game Go, as well as Deep Blue<text:span text:style-name="T5">[</text:span><text:span text:style-name="T6">2</text:span><text:span text:style-name="T5">]</text:span> for Chess; an example of a digital game AI is OpenAI <text:span text:style-name="T20">Five</text:span><text:span text:style-name="T5">[</text:span><text:span text:style-name="T7">3</text:span><text:span text:style-name="T5">]</text:span> for the video game Dota 2. These AI are developed with different pursuits in mind, but most all look into training AI for real world application, using game contexts as substitutes due to their complex states and decision making requirements. </text:p>
      <text:p text:style-name="P18">Recent studies have shown the card game Magic: The Gathering (MtG) is both Turing Complete<text:span text:style-name="T5">[</text:span><text:span text:style-name="T8">4</text:span><text:span text:style-name="T5">]</text:span> <text:span text:style-name="T23">thus more computationally </text:span>complex<text:span text:style-name="T5">[</text:span><text:span text:style-name="T9">4</text:span><text:span text:style-name="T5">]</text:span> <text:span text:style-name="T23">than </text:span>Chess and Go. This is the inspiration for this project: Is it possible to write a learning AI for MtG? The game contains complex states, as well as decision making around unknown variables, leading to a challenging environment for traditional AI.</text:p>
      <text:h text:style-name="Heading_20_1" text:outline-level="1"><text:span text:style-name="T1">Aims and Objectives:</text:span> </text:h>
      <text:h text:style-name="P6" text:outline-level="2">Aim:</text:h>
      <text:p text:style-name="P1">To provide an AI that can learn to play Magic: The Gathering such that it provides a fun, challenging, and valuable opponent for human players.</text:p>
      <text:h text:style-name="Heading_20_2" text:outline-level="2">Objective<text:span text:style-name="T1">s</text:span>:</text:h>
      <text:list xml:id="list449773687" text:style-name="L1">
        <text:list-item>
          <text:p text:style-name="P12">To produce an AI capable of playing a game of Magic: The Gathering</text:p>
        </text:list-item>
        <text:list-item>
          <text:p text:style-name="P12">The AI should be able to assess the current game state, and evaluate possible moves based upon this assessment.</text:p>
        </text:list-item>
        <text:list-item>
          <text:p text:style-name="P12">The AI should choose what it considers the most favourable move from this evaluation.</text:p>
        </text:list-item>
        <text:list-item>
          <text:p text:style-name="P12">The AI should be able to “learn” from playing games, and become gradually better performing.</text:p>
        </text:list-item>
      </text:list>
      <text:h text:style-name="P8" text:outline-level="1">External Aspects:</text:h>
      <text:p text:style-name="P2"><text:span text:style-name="T2">Forge</text:span><text:span text:style-name="T10">[</text:span><text:span text:style-name="T11">5</text:span><text:span text:style-name="T10">]</text:span><text:span text:style-name="T2"> is an open source project to provide a digital environment to play MtG. </text:span>The external aspect for this project would be providing a product for the Forge community to use. This product would be a functional AI that can be played against for practice and <text:span text:style-name="T3">leisure</text:span>. </text:p>
      <text:h text:style-name="P9" text:outline-level="1">Work Plan:</text:h>
      <text:p text:style-name="P3">The first task required is to investigate and research approaches to AI creation in the context of games, taking inspiration from successful, high-profile examples such as AlphaGo. This should take <text:soft-page-break/>around two or three weeks, and provide a good platform to develop further. In parallel to this, the second task is to examine the Forge framework to ensure that the AI is designed such that it can be easily integrated into the Forge client. This should also take about two weeks, and once both these tasks are complete, development can progress.</text:p>
      <text:p text:style-name="P3">The next task would be to design the structure of the AI. This would include determining the input and output variables, as well as choosing how much the AI will be supervised with regards to playing the game correctly, how much the AI has to learn on its own. <text:span text:style-name="T4">This should take about a week or two, before starting the development of the AI itself.</text:span></text:p>
      <text:p text:style-name="P4">The majority of time for the project will then be devoted to the development and training of the AI. To start, the AI will simply assess the game state and execute an action based on its observations. Once this is working appropriately, the AI will then be made able to learn from its games, playing games on loop much faster than a human player could. This will aim to teach the AI how to play better than its initial iteration.</text:p>
      <text:p text:style-name="P4">The last task of the project would be to release the AI to the Forge community, and receive feedback to be able to assess the AI from both a development and an interactive perspective.</text:p>
      <text:p text:style-name="P5">Due to the vast quantity of cards available to play MtG with, the AI will be initially limited to certain sets so that the basic principles of the game can be learned. As the AI shows signs of being more capable, the amount of sets, and thus complexity, will increase – giving the AI more ways to improve.</text:p>
      <text:h text:style-name="P10" text:outline-level="1">Bibliography</text:h>
      <text:p text:style-name="P13"><text:span text:style-name="T18">[1] </text:span><text:span text:style-name="T12">Silver, D., Huang, A., Maddison, C., Guez, A., Sifre, L., van den Driessche, G., Schrittwieser, J., Antonoglou, I., Panneershelvam, V., Lanctot, M., Dieleman, S., Grewe, D., Nham, J., Kalchbrenner, N., Sutskever, I., Lillicrap, T., Leach, M., Kavukcuoglu, K., Graepel, T. and Hassabis, D. (2016). Mastering the game of Go with deep </text:span><text:span text:style-name="T13">Neural Network</text:span><text:span text:style-name="T12">s and tree search. </text:span><text:span text:style-name="T17">Nature</text:span><text:span text:style-name="T12">, 529(7587), pp.484-489.</text:span> </text:p>
      <text:p text:style-name="P14"><text:span text:style-name="T19">[2] </text:span><text:span text:style-name="T12">Campbell, M., Hoane, A. and Hsu, F. (2002). Deep Blue. </text:span><text:span text:style-name="T17">Artificial Intelligence</text:span><text:span text:style-name="T12">, 134(1-2), pp.57-83.</text:span> </text:p>
      <text:p text:style-name="P15"><text:span text:style-name="T21">[3] </text:span><text:span text:style-name="T12">OpenAI. (2019). </text:span><text:span text:style-name="T17">OpenAI Five</text:span><text:span text:style-name="T12">. [online] Available at: </text:span><text:a xlink:type="simple" xlink:href="https://openai.com/blog/openai-five/" text:style-name="Internet_20_link" text:visited-style-name="Visited_20_Internet_20_Link"><text:span text:style-name="T16">https://openai.com/blog/openai-five/</text:span></text:a><text:span text:style-name="T15"> </text:span><text:span text:style-name="T12">[Accessed 9 Oct. 2019].</text:span> </text:p>
      <text:p text:style-name="P16"><text:span text:style-name="T22">[4] </text:span><text:span text:style-name="T12">Churchill, A., Biderman, S. and Herrick, A. (2019). Magic the Gathering is Turing Complete. [online] Available at: </text:span><text:a xlink:type="simple" xlink:href="https://arxiv.org/abs/1904.09828" text:style-name="Internet_20_link" text:visited-style-name="Visited_20_Internet_20_Link"><text:span text:style-name="T16">https://arxiv.org/abs/1904.09828</text:span></text:a><text:span text:style-name="T15"> </text:span><text:span text:style-name="T12">[Accessed 9 Oct. 2019].</text:span> </text:p>
      <text:p text:style-name="P17"><text:span text:style-name="T24">[5] </text:span><text:span text:style-name="T12">Slightlymagic.net. (2019). </text:span><text:span text:style-name="T17">Forge - Slightly Magic</text:span><text:span text:style-name="T12">. [online] Available at:  </text:span><text:a xlink:type="simple" xlink:href="https://www.slightlymagic.net/wiki/Forge" text:style-name="Internet_20_link" text:visited-style-name="Visited_20_Internet_20_Link"><text:span text:style-name="T16">https://www.slightlymagic.net/wiki/Forge</text:span></text:a><text:span text:style-name="T15"> </text:span><text:span text:style-name="T12">[Accessed 9 Oct. 201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d635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1:05:04.764000000</meta:creation-date>
    <dc:date>2019-10-09T20:00:07.089000000</dc:date>
    <meta:editing-duration>P2DT4H13M56S</meta:editing-duration>
    <meta:editing-cycles>27</meta:editing-cycles>
    <meta:generator>LibreOffice/6.2.0.3$Windows_X86_64 LibreOffice_project/98c6a8a1c6c7b144ce3cc729e34964b47ce25d62</meta:generator>
    <meta:document-statistic meta:table-count="0" meta:image-count="0" meta:object-count="0" meta:page-count="2" meta:paragraph-count="26" meta:word-count="760" meta:character-count="4570" meta:non-whitespace-character-count="3830"/>
  </office:meta>
</office:document-meta>
</file>